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2.0409in"/>
    </style:style>
    <style:style style:name="co3" style:family="table-column">
      <style:table-column-properties fo:break-before="auto" style:column-width="2.029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 mentions</text:p>
          </table:table-cell>
          <table:table-cell office:value-type="string">
            <text:p># clusters w/ that # of mentions</text:p>
          </table:table-cell>
          <table:table-cell office:value-type="string">
            <text:p><text:s/>cumulative # of representation</text:p>
            <draw:frame table:end-cell-address="Sheet1.H21" table:end-x="0.7602in" table:end-y="0.1646in" draw:z-index="0" draw:style-name="gr1" draw:text-style-name="P1" svg:width="6.2988in" svg:height="3.5429in" svg:x="0.0398in" svg:y="0.0394in">
              <draw:object draw:notify-on-update-of-ranges="Sheet1.A1:Sheet1.A1 Sheet1.A2:Sheet1.A45 Sheet1.B1:Sheet1.B1 Sheet1.B2:Sheet1.B4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0.159722222222">
            <text:p>0.1597222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0.340277777778">
            <text:p>0.34027777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0.46130952381">
            <text:p>0.46130952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.53869047619">
            <text:p>0.53869047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0.598214285714">
            <text:p>0.5982142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.659722222222">
            <text:p>0.6597222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.722222222222">
            <text:p>0.72222222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0.768849206349">
            <text:p>0.76884920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.804563492063">
            <text:p>0.80456349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834325396825">
            <text:p>0.83432539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.856150793651">
            <text:p>0.85615079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.872023809524">
            <text:p>0.87202380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876984126984">
            <text:p>0.8769841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.887896825397">
            <text:p>0.88789682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896825396825">
            <text:p>0.89682539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906746031746">
            <text:p>0.90674603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916666666667">
            <text:p>0.91666666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926587301587">
            <text:p>0.92658730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933531746032">
            <text:p>0.9335317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936507936508">
            <text:p>0.93650793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943452380952">
            <text:p>0.94345238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948412698413">
            <text:p>0.94841269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956349206349">
            <text:p>0.956349206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57341269841">
            <text:p>0.95734126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.960317460317">
            <text:p>0.96031746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.96626984127">
            <text:p>0.966269841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972222222222">
            <text:p>0.97222222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974206349206">
            <text:p>0.97420634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.977182539683">
            <text:p>0.977182539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981150793651">
            <text:p>0.981150793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983134920635">
            <text:p>0.98313492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985119047619">
            <text:p>0.985119047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.988095238095">
            <text:p>0.988095238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990079365079">
            <text:p>0.99007936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991071428571">
            <text:p>0.99107142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992063492063">
            <text:p>0.99206349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993055555556">
            <text:p>0.993055555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994047619048">
            <text:p>0.99404761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99503968254">
            <text:p>0.99503968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96031746032">
            <text:p>0.9960317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997023809524">
            <text:p>0.997023809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998015873016">
            <text:p>0.99801587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999007936508">
            <text:p>0.99900793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5/08/2017</text:date>, <text:time>10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0:25:17</dc:date>
    <meta:document-statistic meta:table-count="1" meta:cell-count="135" meta:object-count="1"/>
    <meta:generator>OpenOffice/4.1.2$Unix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2cm" svg:y="0.316cm" chart:style-name="ch2">
          <text:p># Clusters that have X Mentions (excluding dir 1)</text:p>
        </chart:title>
        <chart:plot-area chart:style-name="ch3" table:cell-range-address="Sheet1.A1:Sheet1.B45" chart:data-source-has-labels="both" svg:x="1.312cm" svg:y="1.645cm" svg:width="14.048cm" svg:height="6.213cm">
          <chartooo:coordinate-region svg:x="2.157cm" svg:y="1.848cm" svg:width="13.148cm" svg:height="4.949cm"/>
          <chart:axis chart:dimension="x" chart:name="primary-x" chart:style-name="ch4" chartooo:axis-type="auto">
            <chartooo:date-scale/>
            <chart:title svg:x="7.495cm" svg:y="8.039cm" chart:style-name="ch5">
              <text:p># Mentions</text:p>
            </chart:title>
            <chart:categories table:cell-range-address="Sheet1.A2:Sheet1.A45"/>
          </chart:axis>
          <chart:axis chart:dimension="y" chart:name="primary-y" chart:style-name="ch6">
            <chart:title svg:x="0.451cm" svg:y="5.524cm" chart:style-name="ch7">
              <text:p># Clusters</text:p>
            </chart:title>
            <chart:grid chart:style-name="ch8" chart:class="major"/>
          </chart:axis>
          <chart:series chart:style-name="ch9" chart:values-cell-range-address="Sheet1.B2:Sheet1.B45" chart:label-cell-address="Sheet1.B1:Sheet1.B1" chart:class="chart:ba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clusters w/ that # of ment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45</svg:desc>
                </draw:g>
              </table:table-cell>
              <table:table-cell office:value-type="float" office:value="161">
                <text:p>161</text:p>
                <draw:g>
                  <svg:desc>Sheet1.B2:Sheet1.B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